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Title">
      <style:text-properties officeooo:rsid="0016ec6f" officeooo:paragraph-rsid="0016ec6f"/>
    </style:style>
    <style:style style:name="P2" style:family="paragraph" style:parent-style-name="Text_20_body" style:list-style-name="L1">
      <style:text-properties officeooo:paragraph-rsid="0018c04c"/>
    </style:style>
    <style:style style:name="P3" style:family="paragraph" style:parent-style-name="Text_20_body" style:list-style-name="L1">
      <style:text-properties officeooo:rsid="0016ec6f" officeooo:paragraph-rsid="0016ec6f"/>
    </style:style>
    <style:style style:name="P4" style:family="paragraph" style:parent-style-name="Text_20_body" style:list-style-name="L1">
      <style:text-properties officeooo:rsid="0016ec6f" officeooo:paragraph-rsid="0018c04c"/>
    </style:style>
    <style:style style:name="P5" style:family="paragraph" style:parent-style-name="Text_20_body" style:list-style-name="L1">
      <loext:graphic-properties draw:fill-gradient-name="gradient" draw:fill-hatch-name="hatch"/>
      <style:paragraph-properties fo:line-height="100%"/>
      <style:text-properties style:font-name="Courier New" officeooo:rsid="0016ec6f" officeooo:paragraph-rsid="0016ec6f"/>
    </style:style>
    <style:style style:name="P6" style:family="paragraph" style:parent-style-name="Text_20_body" style:list-style-name="L1">
      <style:text-properties style:font-name="Courier New" officeooo:rsid="0016ec6f" officeooo:paragraph-rsid="0016ec6f"/>
    </style:style>
    <style:style style:name="P7" style:family="paragraph" style:parent-style-name="Text_20_body" style:list-style-name="L1">
      <style:text-properties officeooo:rsid="001a3740" officeooo:paragraph-rsid="001a3740"/>
    </style:style>
    <style:style style:name="T1" style:family="text">
      <style:text-properties officeooo:rsid="0016ec6f"/>
    </style:style>
    <style:style style:name="T2" style:family="text">
      <style:text-properties style:font-name="Courier New" officeooo:rsid="0016ec6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ual Studio Code for Stockfish and derivative</text:p>
      <text:list xml:id="list1043201630" text:style-name="L1">
        <text:list-item>
          <text:p text:style-name="P3">Install visual studio code</text:p>
        </text:list-item>
        <text:list-item>
          <text:p text:style-name="P3">Install the official c++ extensions by Microsoft</text:p>
        </text:list-item>
        <text:list-item>
          <text:p text:style-name="P3">Open folder with the src</text:p>
        </text:list-item>
        <text:list-item>
          <text:p text:style-name="P3">Create the tasks.json file:</text:p>
          <text:list>
            <text:list-item>
              <text:p text:style-name="P3">Create a new file named `tasks.json` in the `.vscode` folder within your project directory. If the `.vscode` folder doesn't exist, you can create it.</text:p>
            </text:list-item>
            <text:list-item>
              <text:p text:style-name="P3">Add the following configuration to the `tasks.json` file to build the Stockfish project with G++ and generate debugging information:</text:p>
              <text:p text:style-name="P5">{</text:p>
              <text:p text:style-name="P5"><text:s text:c="4"/>"version": "2.0.0",</text:p>
              <text:p text:style-name="P5"><text:s text:c="4"/>"tasks": [</text:p>
              <text:p text:style-name="P5"><text:s text:c="8"/>{</text:p>
              <text:p text:style-name="P5"><text:s text:c="12"/>"label": "Custom Build",</text:p>
              <text:p text:style-name="P5"><text:s text:c="12"/>"type": "process",</text:p>
              <text:p text:style-name="P5"><text:s text:c="12"/>"command": "${env:COMSPEC}",</text:p>
              <text:p text:style-name="P5"><text:s text:c="12"/>"args": ["/c", "C:/git/ShashChess/src/build.bat"],</text:p>
              <text:p text:style-name="P5"><text:s text:c="12"/>"group": {</text:p>
              <text:p text:style-name="P5"><text:s text:c="16"/>"kind": "build",</text:p>
              <text:p text:style-name="P5"><text:s text:c="16"/>"isDefault": true</text:p>
              <text:p text:style-name="P5"><text:s text:c="12"/>},</text:p>
              <text:p text:style-name="P5"><text:s text:c="12"/>"problemMatcher": [],</text:p>
              <text:p text:style-name="P5"><text:s text:c="12"/>"presentation": {</text:p>
              <text:p text:style-name="P5"><text:s text:c="16"/>"reveal": "always",</text:p>
              <text:p text:style-name="P5"><text:s text:c="16"/>"panel": "shared"</text:p>
              <text:p text:style-name="P5"><text:s text:c="12"/>}</text:p>
              <text:p text:style-name="P5"><text:s text:c="8"/>}</text:p>
              <text:p text:style-name="P5"><text:s text:c="4"/>]</text:p>
              <text:p text:style-name="P5">}</text:p>
              <text:p text:style-name="P2"><text:span text:style-name="T1">Run the project by pressing</text:span><text:span text:style-name="T2"> </text:span><text:span text:style-name="T1">`Ctrl+Shift+B` in Visual Studio Code, which will execute the build task defined in the `tasks.json` file.</text:span></text:p>
            </text:list-item>
            <text:list-item>
              <text:p text:style-name="P4">Change debug = no in debug = yes and optimize = no <text:s/>to optimize = yes</text:p>
            </text:list-item>
            <text:list-item>
              <text:p text:style-name="P4">Create, always in the .vscode folder, the file launch.json with the following content:</text:p>
              <text:p text:style-name="P6">{</text:p>
              <text:p text:style-name="P6"><text:s text:c="4"/>"version": "0.2.0",</text:p>
              <text:p text:style-name="P6"><text:soft-page-break/><text:s text:c="4"/>"configurations": [</text:p>
              <text:p text:style-name="P6"><text:s text:c="8"/>{</text:p>
              <text:p text:style-name="P6"><text:s text:c="12"/>"name": "Debug with GDB",</text:p>
              <text:p text:style-name="P6"><text:s text:c="12"/>"type": "cppdbg",</text:p>
              <text:p text:style-name="P6"><text:s text:c="12"/>"request": "launch",</text:p>
              <text:p text:style-name="P6"><text:s text:c="12"/>"program": "${workspaceFolder}/shashchess.exe",</text:p>
              <text:p text:style-name="P6"><text:s text:c="12"/>"args": [],</text:p>
              <text:p text:style-name="P6"><text:s text:c="12"/>"stopAtEntry": false,</text:p>
              <text:p text:style-name="P6"><text:s text:c="12"/>"cwd": "${workspaceFolder}",</text:p>
              <text:p text:style-name="P6"><text:s text:c="12"/>"environment": [],</text:p>
              <text:p text:style-name="P6"><text:s text:c="12"/>"externalConsole": false,</text:p>
              <text:p text:style-name="P6"><text:s text:c="12"/>"MIMode": "gdb",</text:p>
              <text:p text:style-name="P6"><text:s text:c="12"/>"setupCommands": [</text:p>
              <text:p text:style-name="P6"><text:s text:c="16"/>{</text:p>
              <text:p text:style-name="P6"><text:s text:c="20"/>"description": "Enable pretty-printing for gdb",</text:p>
              <text:p text:style-name="P6"><text:s text:c="20"/>"text": "-enable-pretty-printing",</text:p>
              <text:p text:style-name="P6"><text:s text:c="20"/>"ignoreFailures": true</text:p>
              <text:p text:style-name="P6"><text:s text:c="16"/>}</text:p>
              <text:p text:style-name="P6"><text:s text:c="12"/>],</text:p>
              <text:p text:style-name="P6"><text:s text:c="12"/>"preLaunchTask": "Custom Build",</text:p>
              <text:p text:style-name="P6"><text:s text:c="12"/>"miDebuggerPath": "C:/tools/msys64/mingw64/bin/gdb.exe",</text:p>
              <text:p text:style-name="P6"><text:s text:c="12"/>"miDebuggerArgs": "",</text:p>
              <text:p text:style-name="P6"><text:s text:c="12"/>"showDisplayString": true</text:p>
              <text:p text:style-name="P6"><text:s text:c="8"/>}</text:p>
              <text:p text:style-name="P6"><text:s text:c="4"/>]</text:p>
              <text:p text:style-name="P6">}</text:p>
            </text:list-item>
            <text:list-item>
              <text:p text:style-name="P7">Press F5 to debug the code (breakpoints, etc)</text:p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0T10:44:20.445000000</meta:creation-date>
    <dc:date>2024-05-12T01:49:35.457000000</dc:date>
    <meta:editing-duration>PT5H7M39S</meta:editing-duration>
    <meta:editing-cycles>4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59" meta:word-count="226" meta:character-count="2121" meta:non-whitespace-character-count="1450"/>
  </office:meta>
</office:document-meta>
</file>